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14DE16E24050F1DE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1" svg:font-family="Wingdings" style:font-pitch="variable" style:font-charset="x-symbol"/>
    <style:font-face style:name="OpenSymbol" svg:font-family="OpenSymbol, 'Arial Unicode MS'"/>
    <style:font-face style:name="Symbol" svg:font-family="Symbol"/>
    <style:font-face style:name="Wingdings" svg:font-family="Wingdings"/>
    <style:font-face style:name="Courier New" svg:font-family="'Courier New'" style:font-family-generic="modern"/>
    <style:font-face style:name="FreeSans1" svg:font-family="FreeSans" style:font-family-generic="swiss"/>
    <style:font-face style:name="Noto Sans" svg:font-family="'Noto Sans'" style:font-family-generic="swiss"/>
    <style:font-face style:name="Adobe Blank" svg:font-family="'Adobe Blank'" style:font-pitch="variable"/>
    <style:font-face style:name="Calibri" svg:font-family="Calibri" style:font-pitch="variable"/>
    <style:font-face style:name="Noto Sans1" svg:font-family="'Noto Sans'"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431cm" fo:margin-left="-0.346cm" table:align="left" style:writing-mode="lr-tb"/>
    </style:style>
    <style:style style:name="Tabla1.A" style:family="table-column">
      <style:table-column-properties style:column-width="9.081cm"/>
    </style:style>
    <style:style style:name="Tabla1.B" style:family="table-column">
      <style:table-column-properties style:column-width="0.953cm"/>
    </style:style>
    <style:style style:name="Tabla1.C" style:family="table-column">
      <style:table-column-properties style:column-width="5.08cm"/>
    </style:style>
    <style:style style:name="Tabla1.D" style:family="table-column">
      <style:table-column-properties style:column-width="0.159cm"/>
    </style:style>
    <style:style style:name="Tabla1.1" style:family="table-row">
      <style:table-row-properties style:min-row-height="0.982cm" fo:keep-together="auto"/>
    </style:style>
    <style:style style:name="Tabla1.A1" style:family="table-cell">
      <style:table-cell-properties style:vertical-align="top" fo:padding="0cm" fo:border-left="none" fo:border-right="none" fo:border-top="none" fo:border-bottom="2.25pt solid #000000" style:writing-mode="lr-tb"/>
    </style:style>
    <style:style style:name="Tabla1.C1" style:family="table-cell">
      <style:table-cell-properties style:vertical-align="bottom" fo:padding="0cm" fo:border-left="none" fo:border-right="none" fo:border-top="none" fo:border-bottom="2.25pt solid #000000" style:writing-mode="lr-tb"/>
    </style:style>
    <style:style style:name="Tabla1.D1" style:family="table-cell">
      <style:table-cell-properties style:vertical-align="top" fo:padding="0cm" fo:border="none" style:writing-mode="lr-tb"/>
    </style:style>
    <style:style style:name="Tabla1.E1" style:family="table-cell">
      <style:table-cell-properties fo:padding="0cm" fo:border="none"/>
    </style:style>
    <style:style style:name="Tabla1.2" style:family="table-row">
      <style:table-row-properties style:min-row-height="1.208cm" fo:keep-together="auto"/>
    </style:style>
    <style:style style:name="Tabla1.A2" style:family="table-cell">
      <style:table-cell-properties style:vertical-align="top" fo:padding="0cm" fo:border-left="none" fo:border-right="none" fo:border-top="2.25pt solid #000000" fo:border-bottom="2.25pt solid #000000" style:writing-mode="lr-tb"/>
    </style:style>
    <style:style style:name="Tabla1.E2" style:family="table-cell">
      <style:table-cell-properties fo:padding="0cm" fo:border="none"/>
    </style:style>
    <style:style style:name="Tabla1.3" style:family="table-row">
      <style:table-row-properties style:min-row-height="0.85cm" fo:keep-together="auto"/>
    </style:style>
    <style:style style:name="Tabla1.A3" style:family="table-cell">
      <style:table-cell-properties style:vertical-align="top" fo:padding-left="0.191cm" fo:padding-right="0.191cm" fo:padding-top="0cm" fo:padding-bottom="0cm" fo:border-left="2.25pt solid #000000" fo:border-right="none" fo:border-top="2.25pt solid #000000" fo:border-bottom="2.25pt solid #000000" style:writing-mode="lr-tb"/>
    </style:style>
    <style:style style:name="Tabla1.B3" style:family="table-cell">
      <style:table-cell-properties style:vertical-align="top" fo:padding-left="0.191cm" fo:padding-right="0.191cm" fo:padding-top="0cm" fo:padding-bottom="0cm" fo:border="2.25pt solid #000000" style:writing-mode="lr-tb"/>
    </style:style>
    <style:style style:name="P1" style:family="paragraph" style:parent-style-name="Párrafo_20_de_20_lista" style:list-style-name="WW8Num3">
      <style:text-properties fo:color="#000000" style:font-name="Arial" fo:font-size="12pt" fo:font-weight="bold" style:font-size-asian="12pt" style:font-weight-asian="bold" style:font-name-complex="Arial" style:font-size-complex="12pt" style:font-weight-complex="bold"/>
    </style:style>
    <style:style style:name="P2" style:family="paragraph" style:parent-style-name="Párrafo_20_de_20_lista">
      <style:text-properties fo:color="#000000" style:font-name="Arial" fo:font-size="12pt" style:font-size-asian="12pt" style:font-name-complex="Arial" style:font-size-complex="12pt"/>
    </style:style>
    <style:style style:name="P3" style:family="paragraph" style:parent-style-name="Párrafo_20_de_20_lista">
      <style:paragraph-properties fo:margin-left="0cm" fo:margin-right="0cm" fo:text-indent="0cm" style:auto-text-indent="false"/>
    </style:style>
    <style:style style:name="P4" style:family="paragraph" style:parent-style-name="Párrafo_20_de_20_lista">
      <style:paragraph-properties fo:margin-left="0cm" fo:margin-right="0cm" fo:text-indent="0cm" style:auto-text-indent="false"/>
      <style:text-properties fo:color="#000000" style:font-name="Arial" fo:font-size="12pt" style:font-size-asian="12pt" style:font-name-complex="Arial" style:font-size-complex="12pt"/>
    </style:style>
    <style:style style:name="P5" style:family="paragraph" style:parent-style-name="Párrafo_20_de_20_lista">
      <style:paragraph-properties fo:margin-left="0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6" style:family="paragraph" style:parent-style-name="Párrafo_20_de_20_lista">
      <style:paragraph-properties fo:margin-left="0cm" fo:margin-right="0cm" fo:text-indent="0cm" style:auto-text-indent="false"/>
      <style:text-properties fo:color="#000000" style:font-name="Arial" fo:font-size="12pt" fo:language="en" fo:country="US" style:font-size-asian="12pt" style:font-name-complex="Arial" style:font-size-complex="12pt"/>
    </style:style>
    <style:style style:name="P7" style:family="paragraph" style:parent-style-name="Párrafo_20_de_20_lista">
      <style:paragraph-properties fo:margin-left="0cm" fo:margin-right="0cm" fo:text-indent="0cm" style:auto-text-indent="false"/>
      <style:text-properties style:font-name="Arial" fo:font-size="12pt" style:font-name-asian="Calibri1" style:font-size-asian="12pt" style:language-asian="en" style:country-asian="US" style:font-name-complex="Arial" style:font-size-complex="12pt"/>
    </style:style>
    <style:style style:name="P8" style:family="paragraph" style:parent-style-name="Párrafo_20_de_20_lista">
      <style:paragraph-properties fo:margin-left="0cm" fo:margin-right="0cm" fo:text-align="justify" style:justify-single-word="false" fo:text-indent="0cm" style:auto-text-indent="false"/>
    </style:style>
    <style:style style:name="P9" style:family="paragraph" style:parent-style-name="Standard">
      <style:text-properties fo:color="#000000" style:font-name="Arial" fo:font-size="10pt" fo:font-weight="bold" style:font-size-asian="10pt" style:font-weight-asian="bold" style:font-name-complex="Arial" style:font-size-complex="10pt"/>
    </style:style>
    <style:style style:name="P10" style:family="paragraph" style:parent-style-name="Standard">
      <style:text-properties fo:color="#000000" style:font-name="Arial" fo:font-size="16pt" fo:font-weight="bold" style:font-size-asian="16pt" style:font-weight-asian="bold" style:font-name-complex="Arial" style:font-size-complex="16pt"/>
    </style:style>
    <style:style style:name="P11" style:family="paragraph" style:parent-style-name="Standard">
      <style:paragraph-properties style:snap-to-layout-grid="false"/>
      <style:text-properties fo:color="#000000" style:font-name="Arial" fo:font-size="16pt" fo:font-weight="bold" style:font-size-asian="16pt" style:font-weight-asian="bold" style:font-name-complex="Arial" style:font-size-complex="16pt"/>
    </style:style>
    <style:style style:name="P12" style:family="paragraph" style:parent-style-name="Standard">
      <style:text-properties fo:color="#000000" style:font-name="Arial" fo:font-weight="bold" style:font-weight-asian="bold" style:font-name-complex="Arial"/>
    </style:style>
    <style:style style:name="P13" style:family="paragraph" style:parent-style-name="Standard">
      <style:paragraph-properties fo:text-align="center" style:justify-single-word="false"/>
      <style:text-properties fo:color="#000000" style:font-name="Arial" fo:font-weight="bold" style:font-weight-asian="bold" style:font-name-complex="Arial"/>
    </style:style>
    <style:style style:name="P14" style:family="paragraph" style:parent-style-name="Standard">
      <style:text-properties fo:color="#000000" style:font-name="Arial" style:font-name-complex="Arial"/>
    </style:style>
    <style:style style:name="P15" style:family="paragraph" style:parent-style-name="Standard">
      <style:paragraph-properties style:snap-to-layout-grid="false"/>
      <style:text-properties fo:color="#000000" style:font-name="Arial" style:font-name-complex="Arial"/>
    </style:style>
    <style:style style:name="P16" style:family="paragraph" style:parent-style-name="Standard">
      <style:paragraph-properties fo:text-align="end" style:justify-single-word="false"/>
      <style:text-properties fo:color="#000000" style:font-name="Arial" style:font-name-complex="Arial"/>
    </style:style>
    <style:style style:name="P17" style:family="paragraph" style:parent-style-name="Standard">
      <style:text-properties fo:color="#000000" style:font-name="Arial Black" fo:font-size="8pt" style:font-size-asian="8pt" style:font-name-complex="Arial Black" style:font-size-complex="8pt"/>
    </style:style>
    <style:style style:name="P18" style:family="paragraph" style:parent-style-name="Standard">
      <style:text-properties fo:color="#000000" style:font-name="Arial Black" fo:font-weight="bold" style:font-weight-asian="bold" style:font-name-complex="Arial Black"/>
    </style:style>
    <style:style style:name="P19" style:family="paragraph" style:parent-style-name="Standard">
      <style:text-properties fo:color="#000000" style:font-name="Arial Black" style:font-name-complex="Arial Black"/>
    </style:style>
    <style:style style:name="P20" style:family="paragraph" style:parent-style-name="Standard">
      <style:text-properties fo:color="#000000" style:font-name="Arial" fo:font-size="12pt" style:font-size-asian="12pt" style:font-name-complex="Arial" style:font-size-complex="12pt"/>
    </style:style>
    <style:style style:name="P21" style:family="paragraph" style:parent-style-name="Standard">
      <style:paragraph-properties fo:text-align="justify" style:justify-single-word="false"/>
      <style:text-properties fo:color="#000000" style:font-name="Arial" fo:font-size="12pt" style:font-size-asian="12pt" style:font-name-complex="Arial" style:font-size-complex="12pt"/>
    </style:style>
    <style:style style:name="P22" style:family="paragraph" style:parent-style-name="Standard" style:list-style-name="WW8Num6">
      <style:paragraph-properties fo:text-align="justify" style:justify-single-word="false"/>
      <style:text-properties fo:color="#000000" style:font-name="Arial" fo:font-size="12pt" style:font-size-asian="12pt" style:font-name-complex="Arial" style:font-size-complex="12pt"/>
    </style:style>
    <style:style style:name="P23" style:family="paragraph" style:parent-style-name="Standard" style:list-style-name="WW8Num2">
      <style:paragraph-properties fo:text-align="justify" style:justify-single-word="false"/>
      <style:text-properties fo:color="#000000" style:font-name="Arial" fo:font-size="12pt" style:font-size-asian="12pt" style:font-name-complex="Arial" style:font-size-complex="12pt"/>
    </style:style>
    <style:style style:name="P24" style:family="paragraph" style:parent-style-name="Standard" style:list-style-name="WW8Num7">
      <style:paragraph-properties fo:text-align="justify" style:justify-single-word="false"/>
      <style:text-properties fo:color="#000000" style:font-name="Arial" fo:font-size="12pt" style:font-size-asian="12pt" style:font-name-complex="Arial" style:font-size-complex="12pt"/>
    </style:style>
    <style:style style:name="P25" style:family="paragraph" style:parent-style-name="Standard" style:list-style-name="WW8Num9">
      <style:text-properties fo:color="#000000" style:font-name="Arial" fo:font-size="12pt" style:font-size-asian="12pt" style:font-name-complex="Arial" style:font-size-complex="12pt"/>
    </style:style>
    <style:style style:name="P26" style:family="paragraph" style:parent-style-name="Standard" style:list-style-name="WW8Num10">
      <style:text-properties fo:color="#000000" style:font-name="Arial" fo:font-size="12pt" style:font-size-asian="12pt" style:font-name-complex="Arial" style:font-size-complex="12pt"/>
    </style:style>
    <style:style style:name="P27" style:family="paragraph" style:parent-style-name="Standard" style:list-style-name="WW8Num11">
      <style:text-properties fo:color="#000000" style:font-name="Arial" fo:font-size="12pt" style:font-size-asian="12pt" style:font-name-complex="Arial" style:font-size-complex="12pt"/>
    </style:style>
    <style:style style:name="P28" style:family="paragraph" style:parent-style-name="Standard" style:list-style-name="WW8Num12">
      <style:text-properties fo:color="#000000" style:font-name="Arial" fo:font-size="12pt" style:font-size-asian="12pt" style:font-name-complex="Arial" style:font-size-complex="12pt"/>
    </style:style>
    <style:style style:name="P29" style:family="paragraph" style:parent-style-name="Standard" style:list-style-name="WW8Num14">
      <style:text-properties fo:color="#000000" style:font-name="Arial" fo:font-size="12pt" style:font-size-asian="12pt" style:font-name-complex="Arial" style:font-size-complex="12pt"/>
    </style:style>
    <style:style style:name="P30" style:family="paragraph" style:parent-style-name="Standard">
      <style:text-properties fo:color="#000000" style:font-name="Arial" fo:font-size="12pt" fo:font-weight="bold" style:font-size-asian="12pt" style:font-weight-asian="bold" style:font-name-complex="Arial" style:font-size-complex="12pt"/>
    </style:style>
    <style:style style:name="P31"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32" style:family="paragraph" style:parent-style-name="Standard" style:list-style-name="WW8Num5">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33" style:family="paragraph" style:parent-style-name="Standard" style:list-style-name="WW8Num8">
      <style:paragraph-properties fo:text-align="justify" style:justify-single-word="false"/>
      <style:text-properties fo:color="#000000" style:font-name="Arial" fo:font-size="12pt" fo:font-weight="bold" style:font-size-asian="12pt" style:font-weight-asian="bold" style:font-name-complex="Arial" style:font-size-complex="12pt" style:font-weight-complex="bold"/>
    </style:style>
    <style:style style:name="P34" style:family="paragraph" style:parent-style-name="Standard" style:list-style-name="WW8Num13">
      <style:paragraph-properties fo:text-align="justify" style:justify-single-word="false" fo:hyphenation-ladder-count="no-limit"/>
      <style:text-properties fo:color="#000000"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35" style:family="paragraph" style:parent-style-name="Standard" style:list-style-name="WW8Num4">
      <style:text-properties fo:color="#000000" style:font-name="Arial" fo:font-size="12pt" fo:font-weight="bold" style:font-size-asian="12pt" style:font-weight-asian="bold" style:font-name-complex="Arial" style:font-size-complex="12pt" style:font-weight-complex="bold"/>
    </style:style>
    <style:style style:name="P36" style:family="paragraph" style:parent-style-name="Standard" style:list-style-name="WW8Num14">
      <style:text-properties fo:color="#000000" style:font-name="Arial" fo:font-size="12pt" fo:font-weight="bold" style:font-size-asian="12pt" style:font-weight-asian="bold" style:font-name-complex="Arial" style:font-size-complex="12pt" style:font-weight-complex="bold"/>
    </style:style>
    <style:style style:name="P37" style:family="paragraph" style:parent-style-name="Standard">
      <style:paragraph-properties fo:text-align="justify" style:justify-single-word="false"/>
      <style:text-properties fo:color="#000000" style:font-name="Arial" fo:font-size="12pt" fo:font-weight="bold" style:font-size-asian="12pt" style:font-weight-asian="bold" style:font-name-complex="Arial" style:font-size-complex="12pt"/>
    </style:style>
    <style:style style:name="P38" style:family="paragraph" style:parent-style-name="Standard">
      <style:text-properties fo:color="#000000" style:font-name="Arial" fo:font-size="12pt" fo:language="en" fo:country="US" style:font-size-asian="12pt" style:font-name-complex="Arial" style:font-size-complex="12pt"/>
    </style:style>
    <style:style style:name="P39" style:family="paragraph" style:parent-style-name="Standard">
      <style:text-properties fo:color="#000000" style:font-name="Arial" fo:font-size="12pt" style:font-name-asian="Arial" style:font-size-asian="12pt" style:font-name-complex="Arial" style:font-size-complex="12pt"/>
    </style:style>
    <style:style style:name="P40" style:family="paragraph" style:parent-style-name="Standard">
      <style:text-properties fo:color="#000000" style:font-name="Arial" fo:font-size="12pt" fo:font-weight="normal" style:font-size-asian="12pt" style:font-weight-asian="normal" style:font-name-complex="Arial" style:font-size-complex="12pt" style:font-weight-complex="normal"/>
    </style:style>
    <style:style style:name="P41" style:family="paragraph" style:parent-style-name="Standard">
      <style:paragraph-properties fo:text-align="justify" style:justify-single-word="false"/>
      <style:text-properties fo:color="#000000" style:font-name="Arial" fo:font-size="12pt" fo:font-weight="normal" style:font-size-asian="12pt" style:font-weight-asian="normal" style:font-name-complex="Arial" style:font-size-complex="12pt" style:font-weight-complex="normal"/>
    </style:style>
    <style:style style:name="P42" style:family="paragraph" style:parent-style-name="Standard">
      <style:paragraph-properties fo:text-align="justify" style:justify-single-word="false"/>
      <style:text-properties fo:color="#000000" style:font-name="Arial" fo:font-size="12pt" officeooo:rsid="001de30e" officeooo:paragraph-rsid="001ba2ac" style:font-size-asian="12pt" style:font-name-complex="Arial" style:font-size-complex="12pt"/>
    </style:style>
    <style:style style:name="P43" style:family="paragraph" style:parent-style-name="Standard">
      <style:paragraph-properties fo:text-align="justify" style:justify-single-word="false"/>
      <style:text-properties fo:color="#000000" style:font-name="Arial" fo:font-size="12pt" officeooo:paragraph-rsid="001d1364" style:font-size-asian="12pt" style:font-name-complex="Arial" style:font-size-complex="12pt"/>
    </style:style>
    <style:style style:name="P44" style:family="paragraph" style:parent-style-name="Standard">
      <style:paragraph-properties fo:text-align="justify" style:justify-single-word="false"/>
      <style:text-properties fo:color="#000000" style:font-name="Arial" officeooo:rsid="001de30e" officeooo:paragraph-rsid="001ba2ac" style:font-name-complex="Arial"/>
    </style:style>
    <style:style style:name="P45" style:family="paragraph" style:parent-style-name="Standard" style:list-style-name="WW8Num10">
      <style:paragraph-properties fo:text-align="justify" style:justify-single-word="false"/>
      <style:text-properties fo:color="#000000" style:font-name="Arial" officeooo:paragraph-rsid="001d1364" style:font-name-complex="Arial"/>
    </style:style>
    <style:style style:name="P46" style:family="paragraph" style:parent-style-name="Standard">
      <style:paragraph-properties fo:text-align="justify" style:justify-single-word="false"/>
      <style:text-properties fo:color="#000000" style:font-name="Arial" officeooo:paragraph-rsid="001d1364" style:font-name-complex="Arial"/>
    </style:style>
    <style:style style:name="P47" style:family="paragraph" style:parent-style-name="Standard">
      <style:paragraph-properties fo:text-align="justify" style:justify-single-word="false"/>
      <style:text-properties fo:color="#000000" style:font-name="Arial" officeooo:rsid="0001b394" officeooo:paragraph-rsid="001d1364" style:font-name-complex="Arial"/>
    </style:style>
    <style:style style:name="P48" style:family="paragraph" style:parent-style-name="Standard">
      <style:paragraph-properties fo:text-align="justify" style:justify-single-word="false"/>
      <style:text-properties fo:color="#000000" style:font-name="Arial" fo:font-weight="bold" officeooo:paragraph-rsid="001d1364" style:font-weight-asian="bold" style:font-name-complex="Arial"/>
    </style:style>
    <style:style style:name="P49" style:family="paragraph" style:parent-style-name="Standard">
      <style:paragraph-properties fo:text-align="end" style:justify-single-word="false"/>
    </style:style>
    <style:style style:name="P50"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51" style:family="paragraph" style:parent-style-name="Standard">
      <style:paragraph-properties fo:text-align="justify" style:justify-single-word="false"/>
    </style:style>
    <style:style style:name="P52" style:family="paragraph" style:parent-style-name="Standard" style:list-style-name="WW8Num5">
      <style:paragraph-properties fo:text-align="justify" style:justify-single-word="false"/>
    </style:style>
    <style:style style:name="P53"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54" style:family="paragraph" style:parent-style-name="Standard">
      <style:paragraph-properties fo:text-align="justify" style:justify-single-word="false"/>
      <style:text-properties fo:color="#1a1a1a" style:font-name="Arial" fo:font-size="12pt" style:font-name-asian="Calibri" style:font-size-asian="12pt" style:font-name-complex="Arial" style:font-size-complex="12pt"/>
    </style:style>
    <style:style style:name="P55" style:family="paragraph" style:parent-style-name="Standard">
      <style:paragraph-properties fo:text-align="justify" style:justify-single-word="false"/>
      <style:text-properties fo:color="#1a1a1a" style:font-name="Arial" fo:font-size="12pt" fo:font-weight="bold" style:font-name-asian="Calibri" style:font-size-asian="12pt" style:font-weight-asian="bold" style:font-name-complex="Arial" style:font-size-complex="12pt"/>
    </style:style>
    <style:style style:name="P56" style:family="paragraph" style:parent-style-name="Standard" style:list-style-name="WW8Num13">
      <style:paragraph-properties fo:hyphenation-ladder-count="no-limit"/>
      <style:text-properties fo:hyphenate="true" fo:hyphenation-remain-char-count="2" fo:hyphenation-push-char-count="2"/>
    </style:style>
    <style:style style:name="P57" style:family="paragraph" style:parent-style-name="Standard" style:master-page-name="Standard">
      <style:paragraph-properties fo:margin-top="0cm" fo:margin-bottom="0.353cm" loext:contextual-spacing="false" fo:line-height="115%" style:page-number="auto"/>
      <style:text-properties fo:font-weight="bold" style:font-weight-asian="bold" style:font-weight-complex="bold"/>
    </style:style>
    <style:style style:name="P58" style:family="paragraph" style:parent-style-name="Standard">
      <style:paragraph-properties fo:margin-left="0.635cm" fo:margin-right="0cm" fo:text-indent="0cm" style:auto-text-indent="false"/>
      <style:text-properties fo:color="#000000" style:font-name="Arial" fo:font-size="12pt" style:font-size-asian="12pt" style:font-name-complex="Arial" style:font-size-complex="12pt"/>
    </style:style>
    <style:style style:name="P59" style:family="paragraph" style:parent-style-name="Standard">
      <style:paragraph-properties fo:margin-left="0.635cm" fo:margin-right="0cm" fo:text-align="justify" style:justify-single-word="false" fo:text-indent="0cm" style:auto-text-indent="false"/>
      <style:text-properties fo:color="#000000" style:font-name="Arial" fo:font-size="12pt" style:font-size-asian="12pt" style:font-name-complex="Arial" style:font-size-complex="12pt"/>
    </style:style>
    <style:style style:name="P60" style:family="paragraph" style:parent-style-name="Standard">
      <style:paragraph-properties fo:margin-left="0.635cm" fo:margin-right="0cm" fo:margin-top="0cm" fo:margin-bottom="0.423cm" loext:contextual-spacing="false" style:line-height-at-least="0.529cm" fo:orphans="0" fo:widows="0" fo:text-indent="0cm" style:auto-text-indent="false" style:text-autospace="none"/>
    </style:style>
    <style:style style:name="P61" style:family="paragraph" style:parent-style-name="Standard">
      <style:paragraph-properties fo:margin-left="0.635cm" fo:margin-right="0cm" fo:margin-top="0cm" fo:margin-bottom="0.423cm" loext:contextual-spacing="false" style:line-height-at-least="0.529cm" fo:text-align="justify" style:justify-single-word="false" fo:orphans="0" fo:widows="0" fo:text-indent="0cm" style:auto-text-indent="false" style:text-autospace="none"/>
    </style:style>
    <style:style style:name="P62" style:family="paragraph" style:parent-style-name="Standard">
      <style:paragraph-properties fo:margin-left="0.635cm" fo:margin-right="0cm" fo:margin-top="0cm" fo:margin-bottom="0.423cm" loext:contextual-spacing="false" style:line-height-at-least="0.529cm" fo:orphans="0" fo:widows="0" fo:text-indent="0cm" style:auto-text-indent="false" style:text-autospace="none"/>
      <style:text-properties fo:color="#000000" style:font-name="Arial" fo:font-size="12pt" fo:font-weight="bold" style:font-name-asian="Arial" style:font-size-asian="12pt" style:font-weight-asian="bold" style:font-name-complex="Arial" style:font-size-complex="12pt"/>
    </style:style>
    <style:style style:name="P63" style:family="paragraph" style:parent-style-name="Standard">
      <style:paragraph-properties fo:margin-left="0cm" fo:margin-right="0cm" fo:text-align="justify" style:justify-single-word="false" fo:text-indent="1.249cm" style:auto-text-indent="false"/>
    </style:style>
    <style:style style:name="P64" style:family="paragraph" style:parent-style-name="Standard">
      <style:paragraph-properties fo:margin-left="0cm" fo:margin-right="0cm" fo:text-align="justify" style:justify-single-word="false" fo:text-indent="1.249cm" style:auto-text-indent="false"/>
      <style:text-properties fo:color="#1a1a1a" style:font-name="Arial" fo:font-size="12pt" style:font-name-asian="Calibri" style:font-size-asian="12pt" style:font-name-complex="Arial" style:font-size-complex="12pt"/>
    </style:style>
    <style:style style:name="P65" style:family="paragraph" style:parent-style-name="Standard">
      <style:paragraph-properties fo:margin-left="0cm" fo:margin-right="0cm" fo:text-align="justify" style:justify-single-word="false" fo:text-indent="1.249cm" style:auto-text-indent="false"/>
      <style:text-properties fo:color="#000000" style:font-name="Arial" fo:font-size="12pt" style:font-size-asian="12pt" style:font-name-complex="Arial"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fo:color="#000000" style:font-name="Arial" fo:font-size="12pt" fo:font-style="italic" fo:font-weight="bold" style:font-size-asian="12pt" style:font-style-asian="italic" style:font-weight-asian="bold" style:font-name-complex="Arial" style:font-size-complex="12pt"/>
    </style:style>
    <style:style style:name="P67" style:family="paragraph" style:parent-style-name="Standard" style:list-style-name="">
      <style:paragraph-properties fo:margin-left="0cm" fo:margin-right="0cm" fo:text-align="justify" style:justify-single-word="false" fo:text-indent="0cm" style:auto-text-indent="false"/>
    </style:style>
    <style:style style:name="P68" style:family="paragraph" style:parent-style-name="Standard" style:list-style-name="">
      <style:paragraph-properties fo:margin-left="0cm" fo:margin-right="0cm" fo:text-align="justify" style:justify-single-word="false" fo:text-indent="0cm" style:auto-text-indent="false"/>
      <style:text-properties fo:color="#000000" style:font-name="Arial" fo:font-size="12pt" fo:font-weight="bold" style:font-size-asian="12pt" style:font-weight-asian="bold" style:font-name-complex="Arial" style:font-size-complex="12pt"/>
    </style:style>
    <style:style style:name="P69" style:family="paragraph" style:parent-style-name="Standard">
      <style:paragraph-properties fo:margin-left="0.635cm" fo:margin-right="0cm" fo:text-indent="0.614cm" style:auto-text-indent="false"/>
      <style:text-properties fo:color="#000000" style:font-name="Arial" fo:font-size="12pt" style:font-size-asian="12pt" style:font-name-complex="Arial" style:font-size-complex="12pt"/>
    </style:style>
    <style:style style:name="P70" style:family="paragraph" style:parent-style-name="Standard">
      <style:paragraph-properties fo:margin-left="1.249cm" fo:margin-right="0cm" fo:text-indent="1.249cm" style:auto-text-indent="false"/>
      <style:text-properties style:font-name="Arial" fo:font-size="12pt" style:font-size-asian="12pt" style:font-name-complex="Arial" style:font-size-complex="12pt"/>
    </style:style>
    <style:style style:name="P71" style:family="paragraph" style:parent-style-name="Standard" style:list-style-name="">
      <style:paragraph-properties fo:margin-left="2.54cm" fo:margin-right="0cm" fo:text-indent="0cm" style:auto-text-indent="false"/>
      <style:text-properties fo:color="#000000" style:font-name="Arial" fo:font-size="12pt" style:font-size-asian="12pt" style:font-name-complex="Arial" style:font-size-complex="12pt"/>
    </style:style>
    <style:style style:name="P72" style:family="paragraph" style:parent-style-name="Standard" style:list-style-name="">
      <style:paragraph-properties fo:margin-left="1.27cm" fo:margin-right="0cm" fo:text-indent="0cm" style:auto-text-indent="false"/>
      <style:text-properties fo:color="#000000" style:font-name="Arial" fo:font-size="12pt" style:font-size-asian="12pt" style:font-name-complex="Arial" style:font-size-complex="12pt"/>
    </style:style>
    <style:style style:name="P73" style:family="paragraph" style:parent-style-name="Standard" style:list-style-name="">
      <style:paragraph-properties fo:margin-left="1.905cm" fo:margin-right="0cm" fo:text-indent="0cm" style:auto-text-indent="false"/>
      <style:text-properties fo:color="#000000" style:font-name="Arial" fo:font-size="12pt" style:font-size-asian="12pt" style:font-name-complex="Arial" style:font-size-complex="12pt"/>
    </style:style>
    <style:style style:name="P74" style:family="paragraph" style:parent-style-name="Standard">
      <style:paragraph-properties fo:margin-left="0cm" fo:margin-right="0cm" fo:text-indent="0.635cm" style:auto-text-indent="false"/>
      <style:text-properties fo:color="#000000" style:font-name="Arial" fo:font-size="12pt" style:font-size-asian="12pt" style:font-name-complex="Arial" style:font-size-complex="12pt"/>
    </style:style>
    <style:style style:name="T1" style:family="text">
      <style:text-properties fo:color="#ffffff" style:font-name="Arial Black" fo:font-size="18pt" style:font-name-asian="Arial Black" style:font-size-asian="18pt" style:font-name-complex="Arial Black" style:font-size-complex="18pt" fo:background-color="#000000"/>
    </style:style>
    <style:style style:name="T2" style:family="text">
      <style:text-properties fo:color="#ffffff" style:font-name="Arial Black" fo:font-size="18pt" style:font-size-asian="18pt" style:font-name-complex="Arial Black" style:font-size-complex="18pt" fo:background-color="#000000"/>
    </style:style>
    <style:style style:name="T3" style:family="text">
      <style:text-properties fo:color="#000000"/>
    </style:style>
    <style:style style:name="T4" style:family="text">
      <style:text-properties fo:color="#000000" style:font-name="Arial" style:font-name-complex="Arial"/>
    </style:style>
    <style:style style:name="T5" style:family="text">
      <style:text-properties fo:color="#000000" style:font-name="Arial" fo:font-size="8pt" style:font-size-asian="8pt" style:font-name-complex="Arial" style:font-size-complex="8pt"/>
    </style:style>
    <style:style style:name="T6" style:family="text">
      <style:text-properties fo:color="#000000" style:font-name="Arial" fo:font-size="8pt" fo:font-style="italic" style:font-size-asian="8pt" style:font-style-asian="italic" style:font-name-complex="Arial" style:font-size-complex="8pt"/>
    </style:style>
    <style:style style:name="T7" style:family="text">
      <style:text-properties fo:color="#000000" style:font-name="Arial" fo:font-size="8pt" fo:font-weight="bold" style:font-size-asian="8pt" style:font-weight-asian="bold" style:font-name-complex="Arial" style:font-size-complex="8pt"/>
    </style:style>
    <style:style style:name="T8" style:family="text">
      <style:text-properties fo:color="#000000" style:font-name="Arial" fo:font-size="12pt" style:font-size-asian="12pt" style:font-name-complex="Arial" style:font-size-complex="12pt"/>
    </style:style>
    <style:style style:name="T9" style:family="text">
      <style:text-properties fo:color="#000000" style:font-name="Arial" fo:font-size="12pt" style:font-name-asian="Arial" style:font-size-asian="12pt" style:font-name-complex="Arial" style:font-size-complex="12pt"/>
    </style:style>
    <style:style style:name="T10" style:family="text">
      <style:text-properties fo:color="#000000" style:font-name="Arial" fo:font-size="12pt" fo:language="es" fo:country="AR" style:font-size-asian="12pt" style:font-name-complex="Arial" style:font-size-complex="12pt"/>
    </style:style>
    <style:style style:name="T11" style:family="text">
      <style:text-properties fo:color="#000000" style:font-name="Arial" fo:font-size="12pt" fo:font-weight="bold" style:font-size-asian="12pt" style:font-weight-asian="bold" style:font-name-complex="Arial" style:font-size-complex="12pt"/>
    </style:style>
    <style:style style:name="T12" style:family="text">
      <style:text-properties fo:color="#000000" style:font-name="Arial" fo:font-size="12pt" fo:font-weight="bold" style:font-size-asian="12pt" style:font-weight-asian="bold" style:font-name-complex="Arial" style:font-size-complex="12pt" style:font-weight-complex="bold"/>
    </style:style>
    <style:style style:name="T13" style:family="text">
      <style:text-properties fo:color="#000000" style:font-name="Arial" fo:font-size="12pt" fo:font-style="italic" fo:font-weight="bold" style:font-size-asian="12pt" style:font-style-asian="italic" style:font-weight-asian="bold" style:font-name-complex="Arial" style:font-size-complex="12pt"/>
    </style:style>
    <style:style style:name="T14" style:family="text">
      <style:text-properties fo:color="#000000" style:font-name="Arial" fo:font-size="12pt" fo:font-style="italic" fo:font-weight="bold" style:font-size-asian="12pt" style:font-style-asian="italic" style:font-weight-asian="bold" style:font-name-complex="Arial" style:font-size-complex="12pt" style:font-weight-complex="bold"/>
    </style:style>
    <style:style style:name="T15" style:family="text">
      <style:text-properties fo:color="#000000" style:font-name="Arial" fo:font-size="12pt" fo:language="en" fo:country="US" fo:font-style="italic" fo:font-weight="bold" style:font-size-asian="12pt" style:font-style-asian="italic" style:font-weight-asian="bold" style:font-name-complex="Arial" style:font-size-complex="12pt"/>
    </style:style>
    <style:style style:name="T16" style:family="text">
      <style:text-properties fo:color="#000000" style:font-name="Arial" fo:font-size="12pt" fo:language="en" fo:country="US" style:font-size-asian="12pt" style:font-name-complex="Arial" style:font-size-complex="12pt"/>
    </style:style>
    <style:style style:name="T17" style:family="text">
      <style:text-properties fo:font-size="8pt" style:font-size-asian="8pt" style:font-size-complex="8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1ee713" style:font-weight-asian="bold" style:font-weight-complex="bold"/>
    </style:style>
    <style:style style:name="T21" style:family="text">
      <style:text-properties style:font-name="Arial" fo:font-size="12pt" style:font-name-asian="Calibri1" style:font-size-asian="12pt" style:language-asian="en" style:country-asian="US" style:font-name-complex="Arial" style:font-size-complex="12pt"/>
    </style:style>
    <style:style style:name="T22" style:family="text">
      <style:text-properties fo:color="#1a1a1a" style:font-name="Arial" fo:font-size="12pt" fo:font-weight="bold" style:font-name-asian="Calibri" style:font-size-asian="12pt" style:font-weight-asian="bold" style:font-name-complex="Arial" style:font-size-complex="12pt"/>
    </style:style>
    <style:style style:name="T23" style:family="text">
      <style:text-properties fo:color="#1a1a1a" style:font-name="Arial" fo:font-size="12pt" style:font-name-asian="Calibri" style:font-size-asian="12pt" style:font-name-complex="Arial" style:font-size-complex="12pt"/>
    </style:style>
    <style:style style:name="T24" style:family="text">
      <style:text-properties style:font-name-asian="Calibri"/>
    </style:style>
    <style:style style:name="T25" style:family="text">
      <style:text-properties fo:language="en" fo:country="US"/>
    </style:style>
    <style:style style:name="fr1"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able:table table:name="Tabla1" table:style-name="Tabla1">
        <table:table-column table:style-name="Tabla1.A"/>
        <table:table-column table:style-name="Tabla1.B"/>
        <table:table-column table:style-name="Tabla1.C"/>
        <table:table-column table:style-name="Tabla1.D" table:number-columns-repeated="2"/>
        <table:table-row table:style-name="Tabla1.1">
          <table:table-cell table:style-name="Tabla1.A1" table:number-columns-spanned="2" office:value-type="string">
            <text:p text:style-name="P9">UNIVERSIDAD TECNOLOGICA NACIONAL - FRM</text:p>
            <text:p text:style-name="P9">Tecnicatura Superior en Programación</text:p>
          </table:table-cell>
          <table:covered-table-cell/>
          <table:table-cell table:style-name="Tabla1.C1" office:value-type="string">
            <text:p text:style-name="P49"><text:span text:style-name="T1"><text:s/></text:span><text:span text:style-name="T2">PRÁCTICO 1 <text:s text:c="10"/></text:span></text:p>
          </table:table-cell>
          <table:table-cell table:style-name="Tabla1.D1" office:value-type="string">
            <text:p text:style-name="P11"/>
          </table:table-cell>
          <table:table-cell table:style-name="Tabla1.E1" office:value-type="string">
            <text:p text:style-name="P11"/>
          </table:table-cell>
        </table:table-row>
        <table:table-row table:style-name="Tabla1.2">
          <table:table-cell table:style-name="Tabla1.A2" table:number-columns-spanned="3" office:value-type="string">
            <text:p text:style-name="P10">Laboratorio de Computación II</text:p>
            <text:p text:style-name="P13">Paradigmas de Programación</text:p>
            <text:p text:style-name="P50">Identificación de una tecnología adecuada para un conjunto dado de problemas.</text:p>
          </table:table-cell>
          <table:covered-table-cell/>
          <table:covered-table-cell/>
          <table:table-cell table:style-name="Tabla1.D1" office:value-type="string">
            <text:p text:style-name="P15"/>
          </table:table-cell>
          <table:table-cell table:style-name="Tabla1.E2" office:value-type="string">
            <text:p text:style-name="P15"/>
          </table:table-cell>
        </table:table-row>
        <table:table-row table:style-name="Tabla1.3">
          <table:table-cell table:style-name="Tabla1.A3" office:value-type="string">
            <text:p text:style-name="Standard"><text:span text:style-name="T4">Alumnos:</text:span></text:p>
            <text:p text:style-name="P14">Lull Estefanía</text:p>
            <text:p text:style-name="P14">Samudio Cecilia Aymará</text:p>
            <text:p text:style-name="P14">Quintana Matías</text:p>
            <text:p text:style-name="P14">Guzman Daniel</text:p>
          </table:table-cell>
          <table:table-cell table:style-name="Tabla1.B3" table:number-columns-spanned="4" office:value-type="string">
            <text:p text:style-name="P16">Entrega: <text:s/>22-Marzo-2017</text:p>
          </table:table-cell>
          <table:covered-table-cell/>
          <table:covered-table-cell/>
          <table:covered-table-cell/>
        </table:table-row>
      </table:table>
      <text:p text:style-name="P14"/>
      <text:p text:style-name="P51"><text:span text:style-name="T5">El presente práctico tiene por objeto tanto observar las diferentes posibilidades tecnológicas que se encuentran actualmente disponibles para el desarrollo de programas, como así también discutir cuales son las mas adecuadas para los problemas planteados. <text:s/>Debe quedar claro antes de comenzar con el desarrollo del práctico que </text:span><text:span text:style-name="T6">un problema puede ser resuelto a través de diferentes lenguajes, paradigmas, tecnologías en general</text:span><text:span text:style-name="T5">, no obstante, lo importante será la discusión sobre cada una de ellas, comparación de tecnologías, etc.</text:span></text:p>
      <text:p text:style-name="P51"><text:span text:style-name="T7">Fuentes de lectura e investigación</text:span><text:span text:style-name="T5">: apuntes de clase, bibliografía propuesta, Internet.</text:span></text:p>
      <text:p text:style-name="P17"/>
      <text:p text:style-name="P17"/>
      <text:p text:style-name="P12">PARTE A</text:p>
      <text:p text:style-name="P18"/>
      <text:p text:style-name="P12">Ejercicio 1</text:p>
      <text:p text:style-name="P19"/>
      <text:p text:style-name="P21">Defina:</text:p>
      <text:p text:style-name="P21"/>
      <text:list xml:id="list3152975199011759494" text:style-name="WW8Num5">
        <text:list-item>
          <text:p text:style-name="P32">Paradigma de programación</text:p>
        </text:list-item>
      </text:list>
      <text:p text:style-name="P21"/>
      <text:p text:style-name="P53">Es un modelo, un estilo de programación definido por la forma de dar soluciones a un problema en particular. Un paradigma proporciona y determina la visión que el programador tiene acerca de la ejecución de un programa. Un paradigma proporciona también diferentes formas de expresar cómo se procesarán por ejemplo los datos, el planteo del algoritmo, etc. Cada paradigma se apoya en una base tecnológica compuesta principalmente por un lenguaje de programación y un entorno de desarrollo. No existe un paradigma superior a otro, sino que deberá seleccionarse el paradigma de acuerdo al problema a resolver. </text:p>
      <text:p text:style-name="P21"/>
      <text:list xml:id="list105631118765236" text:continue-numbering="true" text:style-name="WW8Num5">
        <text:list-item>
          <text:p text:style-name="P32">Paradigma de programación estructurada.</text:p>
        </text:list-item>
      </text:list>
      <text:p text:style-name="P21"/>
      <text:p text:style-name="P21"/>
      <text:p text:style-name="P21">Consiste en determinar qué datos son requeridos para el cálculo, asociar a estas direcciones de memoria y efectuar, paso a paso, una secuencia de transformaciones en los datos almacenados de forma tal que el estado final represente el resultado correcto.</text:p>
      <text:p text:style-name="P21">Se basa en tres conceptos importantes: </text:p>
      <text:p text:style-name="P51"><text:span text:style-name="T9">•</text:span><text:span text:style-name="T8">Celda de memoria variable </text:span></text:p>
      <text:p text:style-name="P51"><text:span text:style-name="T9">•</text:span><text:span text:style-name="T8">Operaciones de asignación </text:span></text:p>
      <text:p text:style-name="P51"><text:span text:style-name="T9">•</text:span><text:span text:style-name="T8">Operaciones de repetición celdas de memoria</text:span></text:p>
      <text:p text:style-name="P51"><text:span text:style-name="T8">Está orientado hacia los estados (</text:span><text:span text:style-name="T10">conjunto de valores pertenecientes al conjunto de variables en un momento dado</text:span><text:span text:style-name="T8">).</text:span></text:p>
      <text:p text:style-name="P51"><text:soft-page-break/><text:span text:style-name="T8">Los elementos</text:span><text:span text:style-name="T10"> de programación que ocupa son abstracción procedimental, asignación, ciclos, condicionales.</text:span></text:p>
      <text:p text:style-name="P21">Unos de sus problemas es que los datos son expuestos a la totalidad del programa, así que no hay seguridad para los datos (Ej.: Variables Globales).</text:p>
      <text:p text:style-name="P21"/>
      <text:list xml:id="list105631307087387" text:continue-numbering="true" text:style-name="WW8Num5">
        <text:list-item>
          <text:p text:style-name="P32">Paradigma de programación lógica.</text:p>
        </text:list-item>
      </text:list>
      <text:p text:style-name="P21"/>
      <text:p text:style-name="P44">El formato del programa está compuesto por colecciones lógicas (materializadas a través de predicados lógicos), que especifican las características que debe tener la solución buscada.</text:p>
      <text:p text:style-name="P44">Posee un estilo declarativo: no importa cómo se consigue el resultado sino el resultado final.</text:p>
      <text:p text:style-name="P44">La orientación es hacia las pruebas formales.</text:p>
      <text:p text:style-name="P44">Elementos de programación: cláusulas de Horn, matching, unificación, re-</text:p>
      <text:p text:style-name="P44">cursión, backtracking.</text:p>
      <text:p text:style-name="P44">Lenguajes: Prolog.</text:p>
      <text:p text:style-name="P44">Evaluación:</text:p>
      <text:p text:style-name="P44">Un cómputo se expresa mediante la búsqueda de pruebas o por definición de</text:p>
      <text:p text:style-name="P44">predicados recursivos.</text:p>
      <text:p text:style-name="P44">No hay memoria implícita.</text:p>
      <text:p text:style-name="P44">Los resultados intermedios se pasan mediante unificación.</text:p>
      <text:p text:style-name="P42">El control control está basado en recursión.</text:p>
      <text:p text:style-name="P21"/>
      <text:list xml:id="list105630699494865" text:continue-numbering="true" text:style-name="WW8Num5">
        <text:list-item>
          <text:p text:style-name="P52"><text:span text:style-name="T12">Lenguaje de programación.</text:span></text:p>
        </text:list-item>
      </text:list>
      <text:p text:style-name="P21"/>
      <text:p text:style-name="P20">Es un sistema para describir computaciones en una forma legible tanto para la maquina como para el ser humano y satisfacer los requisitos de la arquitectura de las computadoras.</text:p>
      <text:p text:style-name="P20">Unos de los primeros lenguajes fue el FORTRAN (a partir del 1956, por el equipo de IBM), a partir de entonces han surgido miles de lenguajes de programación, cada uno con sus características particulares, atacar problemas computacionales de una naturaleza particular.</text:p>
      <text:p text:style-name="P58"/>
      <text:p text:style-name="P20">Para definir completamente un lenguaje se considera tres aspectos básicos: </text:p>
      <text:p text:style-name="P62"><text:s text:c="4"/></text:p>
      <text:p text:style-name="P60"><text:span text:style-name="T11">SINTAXIS: </text:span><text:span text:style-name="T8">Es la descripción del conjunto de cadenas de símbolos que serian considerados programas validos </text:span></text:p>
      <text:p text:style-name="P60"><text:span text:style-name="T11">SEMANTICA: </text:span><text:span text:style-name="T8">Puede ser escrita en manera informal en manuales técnicos o formal, basado en técnicas matemáticas. </text:span></text:p>
      <text:p text:style-name="P61"><text:span text:style-name="T11">PRAGMÁTICA:</text:span><text:span text:style-name="T8"> Es la metodología de programación e implementación de estrategias. </text:span></text:p>
      <text:p text:style-name="P21"/>
      <text:p text:style-name="P37"/>
      <text:p text:style-name="P37">Ejercicio 2 </text:p>
      <text:p text:style-name="P37"/>
      <text:p text:style-name="P21">Responda:</text:p>
      <text:p text:style-name="P21"><text:soft-page-break/></text:p>
      <text:p text:style-name="P21"/>
      <text:list xml:id="list6812678095169582146" text:style-name="WW8Num8">
        <text:list-item>
          <text:p text:style-name="P33">Cual es la principal forma de control en programación lógica, orientada a objetos, <text:s/>y secuencial ?</text:p>
        </text:list-item>
      </text:list>
      <text:p text:style-name="P21"/>
      <text:p text:style-name="P54">Las estructuras de control tienen un único punto de entrada y se pueden clasificar en: </text:p>
      <text:p text:style-name="P55">Secuenciales: </text:p>
      <text:p text:style-name="P64">Las instrucciones se ejecutan una después de la otra, en la forma en que están escritas.</text:p>
      <text:p text:style-name="P55">Iterativas / Repetitivas:</text:p>
      <text:p text:style-name="P51"><text:span text:style-name="T22"><text:tab/></text:span><text:span text:style-name="T23">Inician o repiten un bloque de instrucciones si se cumple una condición. </text:span></text:p>
      <text:p text:style-name="P55">Control avanzadas:</text:p>
      <text:p text:style-name="P51"><text:span text:style-name="T22"><text:tab/></text:span><text:span text:style-name="T23">Permite tomar decisiones y realizar un proceso repetidas veces. Se trata de estructuras muy importantes que se encargan de controlar el flujo del programa.</text:span></text:p>
      <text:p text:style-name="P54"/>
      <text:p text:style-name="P54">Esta es una de las cosas que permiten que la programación se rija por los principios de la programación estructurada.</text:p>
      <text:p text:style-name="P54"/>
      <text:p text:style-name="P37">La lógica de predicados:</text:p>
      <text:p text:style-name="P65">Estudia las frases declarativas con mayor grado de detalle, Se tomaran como elementos básicos los objetos y las relaciones entre dichos; Es decir:</text:p>
      <text:p text:style-name="P66"/>
      <text:p text:style-name="P63"><text:span text:style-name="T13">Que se afirma</text:span><text:span text:style-name="T8"> (Predicado o Relación).</text:span></text:p>
      <text:p text:style-name="P63"><text:span text:style-name="T15">De quien se afirma</text:span><text:span text:style-name="T16"> (Objeto). </text:span><text:span text:style-name="T8"><text:s/></text:span></text:p>
      <text:p text:style-name="P68"/>
      <text:p text:style-name="P68">Paso de mensaje por Referencia:</text:p>
      <text:p text:style-name="P67"><text:span text:style-name="T11"><text:tab/></text:span><text:span text:style-name="T8">La variable que se recibe como parámetro en la función apunta exactamente a la misma dirección de memoria que la variable original, por lo que si dentro de la función se modifica su valor, también se modifica la variable original.</text:span></text:p>
      <text:p text:style-name="P21"/>
      <text:p text:style-name="P21"/>
      <text:p text:style-name="P21"/>
      <text:p text:style-name="P21"/>
      <text:list xml:id="list105631085926546" text:continue-numbering="true" text:style-name="WW8Num8">
        <text:list-item>
          <text:p text:style-name="P33">Nombre al menos dos lenguajes que permitan realizar programación estructurada.</text:p>
        </text:list-item>
      </text:list>
      <text:p text:style-name="P21"/>
      <text:p text:style-name="P21"/>
      <text:p text:style-name="P20"><text:tab/>ALGOL - <text:s/>PASCAL</text:p>
      <text:p text:style-name="P20"/>
      <text:p text:style-name="P20">Debido que esta orientado a mejorar la claridad, calidad y tiempo de desarrollo de un programa de computadora, utilizando únicamente SUBRUTINAS y tres estructuras:</text:p>
      <text:p text:style-name="P20">SECUENCIA, SELECCIÓN (IF y SWITCH) e ITERACCIÓN (bucles FOR y WHILE).</text:p>
      <text:p text:style-name="P21">Considerando innecesario y contraproducente el uso de instrucciones (GOTO), que podría conducir a código espagueti, que es mucho mas difícil de seguir y mantener.</text:p>
      <text:p text:style-name="P21"><text:soft-page-break/></text:p>
      <text:p text:style-name="P21"/>
      <text:p text:style-name="P21"/>
      <text:list xml:id="list105629866454789" text:continue-numbering="true" text:style-name="WW8Num8">
        <text:list-item>
          <text:p text:style-name="P33">Nombre al menos dos lenguajes que permitan realizar programación orientada a objetos. <text:s/>Puede mencionar alguna característica de cada uno.</text:p>
        </text:list-item>
      </text:list>
      <text:p text:style-name="P21"/>
      <text:p text:style-name="P20">C++</text:p>
      <text:p text:style-name="P58"/>
      <text:p text:style-name="P20">Surge de la combinación de programación estructurada y programación orientada a objetos. Por esto se suele decir que el C++ es un lenguaje de programación multiparadigma.</text:p>
      <text:p text:style-name="P58"/>
      <text:p text:style-name="P20">Algunas características son: <text:s/></text:p>
      <text:p text:style-name="P58"><text:tab/>El uso de constructores de alto nivel </text:p>
      <text:p text:style-name="P20"><text:tab/>La posibilidad de ser compilado en una variedad de computadoras, con pocos cambios (portabilidad).</text:p>
      <text:p text:style-name="P58"><text:tab/>Programación de bajo nivel (nivel bit).</text:p>
      <text:p text:style-name="P58"><text:tab/>Tiene un conjunto completo de instrucciones de control.</text:p>
      <text:p text:style-name="P58"/>
      <text:p text:style-name="P20">Objetive-C</text:p>
      <text:p text:style-name="P58"/>
      <text:p text:style-name="P20">Es un lenguaje de programación orientado a objetos y basado en mensajes, Este lenguaje consiste en un pequeño numero de incremento a ANSI C, soportando envíos dinámico, escritura y carga dinámica.</text:p>
      <text:p text:style-name="P58"/>
      <text:p text:style-name="P20">Algunas características son:</text:p>
      <text:p text:style-name="P58"/>
      <text:p text:style-name="P58"><text:tab/>Los tipos de datos fundamentales, estructuras y punteros.</text:p>
      <text:p text:style-name="P58"><text:tab/>El ámbito de las variables: Globales, estáticas y locales.</text:p>
      <text:p text:style-name="P59"><text:tab/>Conversiones implícitas y explicitas entre tipos </text:p>
      <text:p text:style-name="P21"/>
      <text:p text:style-name="P21"/>
      <text:p text:style-name="P21"/>
      <text:list xml:id="list105631576589464" text:continue-numbering="true" text:style-name="WW8Num8">
        <text:list-item>
          <text:p text:style-name="P33">Cómo se realiza el cómputo en un lenguaje funcional ? <text:s/>(cuáles son las características de los algoritmos en este tipo de programación)</text:p>
        </text:list-item>
      </text:list>
      <text:p text:style-name="P21"/>
      <text:p text:style-name="P58">Se expresa a través de la aplicación y composición de funciones, donde el resultado de la evaluación resulta como parámetro de llamada a la siguiente. </text:p>
      <text:p text:style-name="P58"/>
      <text:p text:style-name="P58">Las características de los algoritmos son:</text:p>
      <text:p text:style-name="P58"><text:tab/></text:p>
      <text:p text:style-name="P69">No hay memoria implícita.</text:p>
      <text:p text:style-name="P58"><text:tab/>Los resultados intermedios se pasan directamente a otras funciones.</text:p>
      <text:p text:style-name="P58"><text:tab/>Control algorítmica basado en recursión.</text:p>
      <text:p text:style-name="P59"><text:tab/>Las estructuras de datos son persistentes. </text:p>
      <text:p text:style-name="P21"/>
      <text:p text:style-name="P21"/>
      <text:p text:style-name="P37">Ejercicio 3 Estefi </text:p>
      <text:p text:style-name="P48"><text:soft-page-break/></text:p>
      <text:p text:style-name="P46">Responda. <text:s/>Que entiende por:</text:p>
      <text:p text:style-name="P46"/>
      <text:list xml:id="list1698089039261098212" text:style-name="WW8Num10">
        <text:list-item>
          <text:p text:style-name="P45">Sintaxis de un lenguaje</text:p>
          <text:p text:style-name="P45"/>
        </text:list-item>
      </text:list>
      <text:p text:style-name="P47">Sintaxis: Es la descripción del conjunto de cadenas de símbolos que serían considerados programas válidos.</text:p>
      <text:p text:style-name="P47">Hay dos niveles: </text:p>
      <text:p text:style-name="P47"><text:span text:style-name="T20">S</text:span><text:span text:style-name="T19">intaxis concreta:</text:span> establece cómo los elementos del lenguaje aparecen en una notación utilizable por las personas.</text:p>
      <text:p text:style-name="P47"><text:span text:style-name="T20">S</text:span><text:span text:style-name="T19">intaxis abstracta:</text:span> son los elementos del lenguajes y reglas que establecen como pueden ser combinados.</text:p>
      <text:p text:style-name="P46"/>
      <text:p text:style-name="P46"/>
      <text:list xml:id="list105631574532096" text:continue-numbering="true" text:style-name="WW8Num10">
        <text:list-item>
          <text:p text:style-name="P45">Semántica de un lenguaje</text:p>
        </text:list-item>
      </text:list>
      <text:p text:style-name="P46"/>
      <text:p text:style-name="P47">Semántica: Es la descripción del significado de las instrucciones y expresio-</text:p>
      <text:p text:style-name="P47">nes del lenguaje. Puede ser descrita de manera informal en manuales técnicos</text:p>
      <text:p text:style-name="P47">de un lenguaje o formal, basado en técnicas matemáticas en cuyo caso puede</text:p>
      <text:p text:style-name="P47">ser operacional, denotacional o axiomática.</text:p>
      <text:p text:style-name="P46"/>
      <text:p text:style-name="P43"/>
      <text:p text:style-name="P21"/>
      <text:p text:style-name="P21"/>
      <text:p text:style-name="P21"/>
      <text:p text:style-name="P21"/>
      <text:p text:style-name="P30">Ejercicio 4 </text:p>
      <text:p text:style-name="P37"/>
      <text:p text:style-name="P21">Responda. <text:s/>¿Qué aspectos considera que hay que tener en cuenta para elegir un paradigma y lenguaje de programación a la hora de desarrollar un sistema?</text:p>
      <text:p text:style-name="P21">Los aspectos serian:</text:p>
      <text:list xml:id="list1534821904935202371" text:style-name="WW8Num2">
        <text:list-item>
          <text:p text:style-name="P23">El tipo de sistema que se desea desarrollar: hay paradigmas y lenguajes para cada tipo de solución ej. si se desea sacar problemas matemáticos se elegiría un paradigma secuencial y un lenguaje C en vez de ocupar orientado a objeto ya que el planteo del algoritmo sería diferente y se tendría que tomar los valores numérico como objetos, eso no tendría sentido porque no seria necesario.</text:p>
        </text:list-item>
        <text:list-item>
          <text:p text:style-name="P23">El tiempo: Si necesario velocidad a la hora de programar el lenguaje seria uno que supieron utilizar a la perfección.</text:p>
        </text:list-item>
        <text:list-item>
          <text:p text:style-name="P23">El hardware del cliente: Si quiere fluidez ahí que elegir un lenguaje que se acople a su Pc.</text:p>
        </text:list-item>
      </text:list>
      <text:p text:style-name="P21"/>
      <text:p text:style-name="P21"/>
      <text:p text:style-name="P20"/>
      <text:p text:style-name="P30">Ejercicio 5 </text:p>
      <text:p text:style-name="P30"/>
      <text:p text:style-name="P21">Dados los siguientes ejemplos de aplicaciones, proponga una solución computacional a las mismas (sin codificar), teniendo en cuenta el paradigma de programación más adecuado. <text:s/>Proponga un lenguaje de programación que satisfaga el paradigma señalado.</text:p>
      <text:p text:style-name="P20"><text:soft-page-break/></text:p>
      <text:list xml:id="list2595799484372194359" text:style-name="WW8Num3">
        <text:list-item>
          <text:p text:style-name="P1">Se necesita un programa que obtenga las raíces de una ecuación de segundo grado. Por ejemplo:</text:p>
        </text:list-item>
      </text:list>
      <text:p text:style-name="P20"/>
      <text:p text:style-name="P70"><draw:frame draw:style-name="fr1" draw:name="Imagen1" text:anchor-type="as-char" svg:width="3.967cm" svg:height="0.527cm" draw:z-index="0"><draw:image xlink:href="Pictures/100002010000009600000014DE16E24050F1DE25.png" xlink:type="simple" xlink:show="embed" xlink:actuate="onLoad"/></draw:frame></text:p>
      <text:p text:style-name="P20"/>
      <text:p text:style-name="P20">Paradigma secuencial</text:p>
      <text:p text:style-name="P20">Lenguaje C – Fortran <text:s/></text:p>
      <text:p text:style-name="P20">No hace falta base de datos</text:p>
      <text:p text:style-name="P20">No hace falta equipamiento específico. </text:p>
      <text:p text:style-name="P20">IDE – Compilador de C – Zinjai – Pseint – Xcode - </text:p>
      <text:p text:style-name="P20"/>
      <text:p text:style-name="P20"/>
      <text:list xml:id="list105630939671234" text:continue-numbering="true" text:style-name="WW8Num3">
        <text:list-item>
          <text:p text:style-name="P1">Almacene las fichas de inscripción de los socios de un club.</text:p>
        </text:list-item>
      </text:list>
      <text:p text:style-name="P4"/>
      <text:p text:style-name="P4">Paradigma de objetos</text:p>
      <text:p text:style-name="P4">Lenguaje Java – C++ - PHP</text:p>
      <text:p text:style-name="P4">Necesidad de base de datos – MySQL – Posgres – Progress – Excel – Mongo DB – Hadoop – Oracle </text:p>
      <text:p text:style-name="P6">IDE – Netbeans – Eclipse – IBM </text:p>
      <text:p text:style-name="P4">Hardware – No hacen falta computadoras especiales – una para servidor y otra para acceder</text:p>
      <text:p text:style-name="P4">Ejemplo: Procesador de 3,2 Ghz, RAM mínimo 4 GB, Disco Duro mecánico mínimo 1 TB. </text:p>
      <text:p text:style-name="P4">Sistema operativo: OS a elección del cliente, de acuerdo a la capacitación del personal. </text:p>
      <text:p text:style-name="P2"/>
      <text:p text:style-name="P2"/>
      <text:list xml:id="list105629714079686" text:continue-numbering="true" text:style-name="WW8Num3">
        <text:list-item>
          <text:p text:style-name="P1">Un programa que juegue a las damas.</text:p>
        </text:list-item>
      </text:list>
      <text:p text:style-name="P4"/>
      <text:p text:style-name="P4">Paradigma lógico. </text:p>
      <text:p text:style-name="P4">Lenguaje: Prolog.</text:p>
      <text:p text:style-name="P4">No hay necesidad de bases de datos. </text:p>
      <text:p text:style-name="P6">IDE SWI – Eclipse </text:p>
      <text:p text:style-name="P4">Hardware – Procesador de 3,2 Ghz, RAM mínimo 4 GB, Si requiere guardar las partidas, o generar un ranking de mejores historiales, se puede agregar una base de datos en disco duro, sencilla como un Excel. </text:p>
      <text:p text:style-name="P4">SO - <text:s/>A elección. </text:p>
      <text:p text:style-name="P4"/>
      <text:list xml:id="list105630249427273" text:continue-numbering="true" text:style-name="WW8Num3">
        <text:list-item>
          <text:p text:style-name="P1">Un programa que multiplique matrices.</text:p>
        </text:list-item>
      </text:list>
      <text:p text:style-name="P4"/>
      <text:p text:style-name="P4">Paradigma Funcional.</text:p>
      <text:p text:style-name="P3"><text:span text:style-name="T8">Lenguaje </text:span><text:span text:style-name="T21">: Lisp, Scheme, ML o bien Miranda1, Gofer, Haskell 98.</text:span></text:p>
      <text:p text:style-name="P7">IDE – Eclipse, Emacs, Visual Lisp, MatLab. </text:p>
      <text:p text:style-name="P7">Hardware: dependiendo del rango de las matrices, si son de un rango de hasta X, utilizar un solo procesador de X , caso contrario, prever procesamiento en paralelo. </text:p>
      <text:p text:style-name="P4">SO – A elección. </text:p>
      <text:p text:style-name="P4"/>
      <text:list xml:id="list105629946969122" text:continue-numbering="true" text:style-name="WW8Num3">
        <text:list-item>
          <text:p text:style-name="P1">Mantener la historia clínica de pacientes en un hospital.</text:p>
        </text:list-item>
      </text:list>
      <text:p text:style-name="P20"><text:soft-page-break/></text:p>
      <text:p text:style-name="P20">Paradigma orientado a objetos</text:p>
      <text:p text:style-name="P38">Lenguaje: Java, C++, PHP</text:p>
      <text:p text:style-name="P38">IDE – Netbeans, Eclipse</text:p>
      <text:p text:style-name="P20">Necesidad de Base de Datos: MySQL – Posgres – Progress – Excel – Mongo DB – Hadoop – Oracle-</text:p>
      <text:p text:style-name="P38">Hardware: </text:p>
      <text:p text:style-name="P38"/>
      <text:p text:style-name="P38"/>
      <text:p text:style-name="P38"/>
      <text:p text:style-name="P30">Ejercicio 6 </text:p>
      <text:p text:style-name="P30"/>
      <text:p text:style-name="P20">Mencione 4 características principales sobre</text:p>
      <text:p text:style-name="P20"/>
      <text:p text:style-name="P20"/>
      <text:list xml:id="list1909690218189144278" text:style-name="WW8Num4">
        <text:list-item>
          <text:p text:style-name="P35">Paradigma estructurado / imperativo / secuencial</text:p>
        </text:list-item>
      </text:list>
      <text:p text:style-name="P71"/>
      <text:list xml:id="list1498973235573192104" text:style-name="WW8Num9">
        <text:list-item>
          <text:p text:style-name="P25">Ejecuta algoritmos en forma ordenada y secuenciada. </text:p>
        </text:list-item>
        <text:list-item>
          <text:p text:style-name="P25">La orientación es hacia los estados.</text:p>
        </text:list-item>
        <text:list-item>
          <text:p text:style-name="P25">Sus elementos: abstracción procedimental, asignación, ciclos, condicionales.</text:p>
        </text:list-item>
        <text:list-item>
          <text:p text:style-name="P25">El control se basa en la iteración.</text:p>
        </text:list-item>
      </text:list>
      <text:p text:style-name="P20"/>
      <text:list xml:id="list105630811676468" text:continue-list="list1909690218189144278" text:style-name="WW8Num4">
        <text:list-item>
          <text:p text:style-name="P35">Paradigma Lógico.</text:p>
        </text:list-item>
      </text:list>
      <text:p text:style-name="P72"/>
      <text:list xml:id="list105630168651088" text:continue-list="list105631574532096" text:style-name="WW8Num10">
        <text:list-item>
          <text:list>
            <text:list-item>
              <text:list>
                <text:list-item>
                  <text:p text:style-name="P26">Colección de declaraciones lógicas que especifican las características que debe tener la solución al problema planteado.</text:p>
                </text:list-item>
                <text:list-item>
                  <text:p text:style-name="P26">La orientación es hacia las pruebas formales.</text:p>
                </text:list-item>
                <text:list-item>
                  <text:p text:style-name="P26">Sus elementos: cláusulas de Horn, unificación, retroceso. </text:p>
                </text:list-item>
                <text:list-item>
                  <text:p text:style-name="P26">El control se basa en recursión. <text:s/></text:p>
                </text:list-item>
              </text:list>
            </text:list-item>
          </text:list>
        </text:list-item>
      </text:list>
      <text:p text:style-name="P20"/>
      <text:list xml:id="list105630816356003" text:continue-list="list105630811676468" text:style-name="WW8Num4">
        <text:list-item>
          <text:p text:style-name="P35">Paradigma Funcional</text:p>
        </text:list-item>
      </text:list>
      <text:p text:style-name="P73"/>
      <text:list xml:id="list4649033011579239972" text:style-name="WW8Num11">
        <text:list-item>
          <text:list>
            <text:list-item>
              <text:list>
                <text:list-item>
                  <text:p text:style-name="P27">Colección de funciones que se combinan mediante composición de forma compleja para construir nuevas funciones. El programa es declarativo: no importa cómo logra el resultado sino qué es el resultado. </text:p>
                </text:list-item>
                <text:list-item>
                  <text:p text:style-name="P27">La orientación es hacia la evaluación</text:p>
                </text:list-item>
                <text:list-item>
                  <text:p text:style-name="P27">Elementos: composición, orden superior, recursión. </text:p>
                </text:list-item>
                <text:list-item>
                  <text:p text:style-name="P27">Control basado en recursión</text:p>
                </text:list-item>
              </text:list>
            </text:list-item>
          </text:list>
        </text:list-item>
      </text:list>
      <text:p text:style-name="P20"/>
      <text:list xml:id="list105630544821553" text:continue-list="list105630816356003" text:style-name="WW8Num4">
        <text:list-item>
          <text:p text:style-name="P35">Paradigma Orientado a Objetos.</text:p>
        </text:list-item>
      </text:list>
      <text:p text:style-name="P73"/>
      <text:list xml:id="list8388556939651230542" text:style-name="WW8Num12">
        <text:list-item>
          <text:list>
            <text:list-item>
              <text:list>
                <text:list-item>
                  <text:p text:style-name="P28">Paso de mensajes entre objetos que se convierten en estados. Métodos llamando a otros objetos.</text:p>
                </text:list-item>
                <text:list-item>
                  <text:p text:style-name="P28">Orientación hacia objetos</text:p>
                </text:list-item>
                <text:list-item>
                  <text:p text:style-name="P28">Elementos: modelado de objetos, clases, herencia, encapsulamiento, polimorfismo</text:p>
                </text:list-item>
                <text:list-item>
                  <text:p text:style-name="P28">Ventaja de reutilización de código. </text:p>
                </text:list-item>
              </text:list>
            </text:list-item>
          </text:list>
        </text:list-item>
      </text:list>
      <text:p text:style-name="P20"><text:soft-page-break/></text:p>
      <text:p text:style-name="P20"/>
      <text:p text:style-name="P30">Ejercicio 7</text:p>
      <text:p text:style-name="P20"/>
      <text:p text:style-name="P51"><text:span text:style-name="T11">Caso</text:span><text:span text:style-name="T8">: <text:s/>Un cliente nos solicita un programa para la carga de información, donde sus clientes llenarán una ficha para actualizar sus datos (domicilio, datos filiatorios, gustos sobre los productos que consume, etc). <text:s/>Cantidad de clientes: 1262. </text:span></text:p>
      <text:p text:style-name="P21">Proponga y discuta una solución tecnológica para desarrollar el producto. <text:s/>Mencione lenguajes, bases de datos, …otros componentes de software necesarios para el desarrollo…</text:p>
      <text:p text:style-name="P21"/>
      <text:p text:style-name="P21">Por la necesidad expresada, el programa deberá contar con dos funcionalidades básicas: una interfaz gráfica para el ingreso de datos y posterior consulta, y una base de datos. </text:p>
      <text:p text:style-name="P21"/>
      <text:p text:style-name="P21">Si bien por la cantidad podría solucionarse con una planilla excel algo extensa, se sugiere la implementación de una base de datos en MySQL, ya que será más fácil de manejar si la cantidad de clientes aumenta. La interfaz gráfica y funcionalidad puede solucionarse tanto con Java como con C++ o PHP. </text:p>
      <text:p text:style-name="P21"/>
      <text:p text:style-name="P21">En cuanto a hardware, será necesario una PC que sirva de servidor local y a su vez para la carga de datos. </text:p>
      <text:p text:style-name="P21"/>
      <text:p text:style-name="P5">Sistema operativo: OS a elección del cliente, de acuerdo a la capacitación del personal.</text:p>
      <text:p text:style-name="P21"/>
      <text:p text:style-name="P30">Ejercicio 8</text:p>
      <text:p text:style-name="P20"/>
      <text:p text:style-name="P51"><text:span text:style-name="T11">Caso</text:span><text:span text:style-name="T8">: <text:s/>Un geólogo nos solicita un programa que debe invertir una matriz que él mismo nos provee a través de un fichero de texto. Actualmente realiza esta operación utilizando una planilla de cálculos, pero el proceso demora demasiado tiempo. <text:s/>El resultado servirá como entrada a otra aplicación. <text:s/>Cantidad aproximada de elementos de la matriz: 55000.</text:span></text:p>
      <text:p text:style-name="P21">Proponga y discuta una solución tecnológica para desarrollar el producto. </text:p>
      <text:p text:style-name="P21"/>
      <text:p text:style-name="P8"><text:span text:style-name="T8">El programa debería permitir el ingreso de parámetros, inversión de la matriz y posterior consulta. Para esta tarea, la solución más idónea es utilizar el paradigma funcional con los lenguajes </text:span><text:span text:style-name="T21">Lisp, Scheme, ML o bien Miranda1, Gofer, Haskell 98. </text:span></text:p>
      <text:p text:style-name="P5"/>
      <text:p text:style-name="P5">En cuanto a hardware, atento al volúmen de los cálculos a realizar, se sugiere un sistema de procesamiento en paralelo. Por esta misma complejidad, se sugiere GNU-Linux como SO. </text:p>
      <text:p text:style-name="P21"/>
      <text:p text:style-name="P21">Atento a que el resultado será la entrada de otra aplicación, deberá tenerse en cuenta incluir una base de datos en MySQL, por ejemplo.</text:p>
      <text:p text:style-name="P21"/>
      <text:p text:style-name="P37">Ejercicio 9</text:p>
      <text:p text:style-name="P37"/>
      <text:p text:style-name="P51"><text:soft-page-break/><text:span text:style-name="T11">Caso</text:span><text:span text:style-name="T8">: <text:s/>Un ingeniero estudia la transferencia de calor sobre una placa metálica. <text:s/>Este proceso implica la resolución de un sistema de ecuaciones lineales de grandes dimensiones. <text:s/>Por otro lado, el ingeniero quiere ver los resultados de la distribución del calor en forma gráfica sobre un dibujo coloreado.</text:span></text:p>
      <text:p text:style-name="P21"/>
      <text:p text:style-name="P21">Para darle respuesta a lo que solicita el ingeniero, podemos basarnos en el paradigma funcional atento a la necesidad de resolver ecuaciones complejas donde lo que buscamos es el resultado final. El programa se puede escribir en MatLab, atento a la necesidad manifestada por el Ingeniero de ver los resultados en forma gráfica. </text:p>
      <text:p text:style-name="P21"/>
      <text:p text:style-name="P21">Justamente éste requerimiento hará que optemos por un hardware que permita el procesamiento más eficiente de imágenes, es decir, con una buena placa de video por ejemplo.</text:p>
      <text:p text:style-name="P21"/>
      <text:p text:style-name="P21"/>
      <text:p text:style-name="P37">Ejercicio 10 </text:p>
      <text:p text:style-name="P21"/>
      <text:p text:style-name="P21">Menciones al menos 4 herramientas que debe proveer un IDE para asistir al programador en el desarrollo de un producto.</text:p>
      <text:p text:style-name="P21"/>
      <text:list xml:id="list576269005828384272" text:style-name="WW8Num7">
        <text:list-item>
          <text:p text:style-name="P24">Un Compilador.</text:p>
        </text:list-item>
        <text:list-item>
          <text:p text:style-name="P24">Un Intérprete.</text:p>
        </text:list-item>
        <text:list-item>
          <text:p text:style-name="P24">Un Depurador.</text:p>
        </text:list-item>
        <text:list-item>
          <text:p text:style-name="P24">Un Editor de texto.</text:p>
        </text:list-item>
        <text:list-item>
          <text:p text:style-name="P24">Soporte de varios lenguajes.</text:p>
        </text:list-item>
      </text:list>
      <text:p text:style-name="P21"/>
      <text:p text:style-name="P21"/>
      <text:p text:style-name="P21">Mencione un IDE (ambiente integrado de desarrollo), sus principales características, ventajas y desventajas en su uso para:</text:p>
      <text:p text:style-name="P21"/>
      <text:list xml:id="list4758708897541171008" text:style-name="WW8Num13">
        <text:list-item>
          <text:p text:style-name="P34">Un proyecto que se programará en Java.</text:p>
        </text:list-item>
      </text:list>
      <text:p text:style-name="P21"/>
      <text:p text:style-name="P21">Eclipse.</text:p>
      <text:p text:style-name="P21"/>
      <text:p text:style-name="P31">Ventajas:</text:p>
      <text:p text:style-name="P21"/>
      <text:p text:style-name="P21"><text:tab/>Es un entorno mas utilizado en el ámbito profesional, se puede expandir mediante la instalación de plugins a medida que se requiera.</text:p>
      <text:p text:style-name="P21"><text:tab/>Tiene pruebas unitarias con JUnit.</text:p>
      <text:p text:style-name="P21"><text:tab/>La compilación es en tiempo real.</text:p>
      <text:p text:style-name="P21"/>
      <text:p text:style-name="P31">Las Desventajas:</text:p>
      <text:p text:style-name="P21"/>
      <text:p text:style-name="P21"><text:tab/>Su principal inconveniente es el consumo de recursos de sistemas.</text:p>
      <text:p text:style-name="P21"><text:tab/>Carece de mucho soporte para webapps</text:p>
      <text:p text:style-name="P21"/>
      <text:p text:style-name="P21"/>
      <text:p text:style-name="P21"/>
      <text:list xml:id="list105629755084653" text:continue-numbering="true" text:style-name="WW8Num13">
        <text:list-item>
          <text:p text:style-name="P34">Un programa que se desarrollará en C++</text:p>
        </text:list-item>
      </text:list>
      <text:p text:style-name="P21"><text:soft-page-break/></text:p>
      <text:p text:style-name="P21">MonoDevelop.</text:p>
      <text:p text:style-name="P21"/>
      <text:p text:style-name="P21">Ventajas:</text:p>
      <text:p text:style-name="P20"/>
      <text:p text:style-name="P74">IDE de multi plataforma y multi Lenguaje.</text:p>
      <text:p text:style-name="P74">Contiene su propio Debugger.</text:p>
      <text:p text:style-name="P74">Diseñador visual de GTK y desarrollador de aplicaciones web ASP.NET.</text:p>
      <text:p text:style-name="P20"/>
      <text:p text:style-name="P20">Desventajas:</text:p>
      <text:p text:style-name="P20"><text:tab/></text:p>
      <text:p text:style-name="Standard"><text:span text:style-name="T9"><text:s text:c="5"/></text:span><text:span text:style-name="T8">Es la automatización de tareas repetitivas y mas herramientas.</text:span></text:p>
      <text:p text:style-name="P74"/>
      <text:list xml:id="list105630610346980" text:continue-numbering="true" text:style-name="WW8Num13">
        <text:list-item>
          <text:p text:style-name="P56"><text:span text:style-name="T12">Un sitio WEB para ventas </text:span><text:span text:style-name="T14">on-line</text:span><text:span text:style-name="T12">.</text:span></text:p>
        </text:list-item>
      </text:list>
      <text:p text:style-name="P20"/>
      <text:p text:style-name="P20">Aptana Studio.</text:p>
      <text:p text:style-name="P20"/>
      <text:p text:style-name="P20">Ventajas:</text:p>
      <text:p text:style-name="P20"/>
      <text:p text:style-name="P74">Asistente de código para HTML y Java Script.</text:p>
      <text:p text:style-name="P74">Herramientas para trabajos con bases de datos.</text:p>
      <text:p text:style-name="P74">Compatibles con extensiones para Eclipse.</text:p>
      <text:p text:style-name="P20"/>
      <text:p text:style-name="P20">Desventajas:</text:p>
      <text:p text:style-name="P20"/>
      <text:p text:style-name="Standard"><text:span text:style-name="T9"><text:s text:c="5"/></text:span><text:span text:style-name="T8">El mayor problema es el consumo de recursos.</text:span></text:p>
      <text:p text:style-name="Standard"><text:span text:style-name="T9"><text:s text:c="5"/></text:span><text:span text:style-name="T8">No posee vista de diseño.</text:span></text:p>
      <text:p text:style-name="P39"><text:s text:c="4"/></text:p>
      <text:p text:style-name="P21"/>
      <text:list xml:id="list8432385944973795099" text:style-name="WW8Num14">
        <text:list-item>
          <text:p text:style-name="P36">Un programa que resolverá sistemas de ecuaciones muy complejos y debe mostrar resultados gráficos en forma muy amigable.</text:p>
        </text:list-item>
      </text:list>
      <text:p text:style-name="P20"/>
      <text:p text:style-name="P40">MATLAB. </text:p>
      <text:p text:style-name="P20"><text:tab/>La manipulación de matrices, la representación de datos y funciones, la implementación de algoritmos, la creación de interfaces de usuario (GUI) y la comunicación con programas en otros lenguajes y hardware</text:p>
      <text:p text:style-name="P20"/>
      <text:list xml:id="list105631147741657" text:continue-numbering="true" text:style-name="WW8Num14">
        <text:list-item>
          <text:p text:style-name="P36">Un programa que necesite interactuar con Autocad. <text:s/>(Investigue si Autocad permite agregar módulos, programar, etc.)</text:p>
        </text:list-item>
      </text:list>
      <text:p text:style-name="P20"/>
      <text:p text:style-name="P20">Dentro del programa AutoCAD, encontramos los siguientes lenguajes AutoLISP, Visual LISP, Visual Basic, C++(ObjectARX/ObjectDBX), que nos permiten interactuar con el mismo y poder sacar el máximo rendimiento.</text:p>
      <text:p text:style-name="P20"/>
      <text:p text:style-name="P20"/>
      <text:list xml:id="list105631374298964" text:continue-numbering="true" text:style-name="WW8Num14">
        <text:list-item>
          <text:p text:style-name="P36">Un programa que necesita extraer datos desde una planilla de Excel y mostrarlos por pantalla. <text:s/>Investigue si hay lenguajes que permitan la lectura de archivos en Excel, o para un lenguaje dado se pueden obtener librerías de terceros con código ya <text:soft-page-break/>desarrollado para realizar este trabajo. <text:s text:c="2"/>Sugerencia: Investigue si para el lenguaje Java existe la posibilidad.</text:p>
        </text:list-item>
      </text:list>
      <text:p text:style-name="P20"/>
      <text:p text:style-name="P20">Java.</text:p>
      <text:p text:style-name="P20"/>
      <text:p text:style-name="P20">Muchas veces puede resultar interesante interactuar con hojas Excel desde nuestra aplicación Java. Esto es lo que nos permite el API JExcel. Se trata de una librería opensource e independiente de otras librerías que permite leer, crear y editar ficheros de Excel. En este ejemplo simplemente se muestra cómo leer un archivo .xls</text:p>
      <text:p text:style-name="P20"/>
      <text:p text:style-name="P20"/>
      <text:p text:style-name="P20">Visual Basic </text:p>
      <text:p text:style-name="P20"/>
      <text:p text:style-name="P20">La solución que se usa con más frecuencia para transferir datos a un libro de Excel es la automatización. La automatización le da la mayor flexibilidad para especificar la ubicación de los datos en un libro además de la capacidad de dar formato al libro y realizar diversas configuraciones en tiempo de ejecución. Con la automatización, puede utilizar varias soluciones para transferir los datos: </text:p>
      <text:list xml:id="list105630786780733" text:continue-numbering="true" text:style-name="WW8Num14">
        <text:list-item>
          <text:p text:style-name="P29">Transferir los datos celda por celda</text:p>
        </text:list-item>
        <text:list-item>
          <text:p text:style-name="P29">Transferir los datos de una matriz a un rango de celdas</text:p>
        </text:list-item>
        <text:list-item>
          <text:p text:style-name="P29">Transferir los datos de un conjunto de registros ADO a un rango de celdas utilizando el método CopyFrom Recordset</text:p>
        </text:list-item>
        <text:list-item>
          <text:p text:style-name="P29">Crear una QueryTable en una hoja de cálculo de Excel que contenga el resultado de una consulta de un origen de datos ODBC u OLEDB</text:p>
        </text:list-item>
        <text:list-item>
          <text:p text:style-name="P29">Transferir los datos al Portapapeles y, a continuación, pegar el contenido del Portapapeles en una hoja de cálculo de Excel</text:p>
        </text:list-item>
      </text:list>
      <text:p text:style-name="P21"/>
      <text:p text:style-name="P21">C#</text:p>
      <text:p text:style-name="P21"/>
      <text:p text:style-name="P41">Entre las nuevas características de C# se incluyen argumentos opcionales y con nombre, valores devueltos de tipo dynamic y, en la programación COM, la capacidad para omitir la palabra clave ref y tener acceso a las propiedades indizadas. Entre las nuevas características de Visual Basic se incluyen propiedades implementadas automáticamente, instrucciones de expresiones lambda e inicializadores de colecció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1" svg:font-family="Wingdings" style:font-pitch="variable" style:font-charset="x-symbol"/>
    <style:font-face style:name="OpenSymbol" svg:font-family="OpenSymbol, 'Arial Unicode MS'"/>
    <style:font-face style:name="Symbol" svg:font-family="Symbol"/>
    <style:font-face style:name="Wingdings" svg:font-family="Wingdings"/>
    <style:font-face style:name="Courier New" svg:font-family="'Courier New'" style:font-family-generic="modern"/>
    <style:font-face style:name="FreeSans1" svg:font-family="FreeSans" style:font-family-generic="swiss"/>
    <style:font-face style:name="Noto Sans" svg:font-family="'Noto Sans'" style:font-family-generic="swiss"/>
    <style:font-face style:name="Adobe Blank" svg:font-family="'Adobe Blank'" style:font-pitch="variable"/>
    <style:font-face style:name="Calibri" svg:font-family="Calibri" style:font-pitch="variable"/>
    <style:font-face style:name="Noto Sans1" svg:font-family="'Noto Sans'"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Noto Sans"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color="#000000"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4pt" fo:language="en" fo:country="GB" style:font-size-asian="14pt"/>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4pt" fo:language="en" fo:country="GB" fo:font-weight="bold" style:font-size-asian="14pt" style:font-weight-asian="bold"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pitch-asian="variable" style:font-size-asian="14pt" style:font-name-complex="Noto Sans1" style:font-family-complex="'Noto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Noto Sans" style:font-family-complex="'Noto Sans'" style:font-family-generic-complex="swiss"/>
    </style:style>
    <style:style style:name="HTML_20_con_20_formato_20_previo" style:display-name="HTML con formato previo" style:family="paragraph" style:parent-style-name="Standard">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vspace" style:family="paragraph" style:parent-style-name="Standard">
      <style:paragraph-properties fo:margin-top="0.563cm" fo:margin-bottom="0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ma" style:family="paragraph" style:parent-style-name="Heading_20_1" style:default-outline-level="" style:list-style-name="">
      <style:paragraph-properties fo:margin-left="0cm" fo:margin-right="0cm" fo:margin-top="0.141cm" fo:margin-bottom="0.071cm" loext:contextual-spacing="false" fo:text-align="end" style:justify-single-word="false" fo:text-indent="0cm" style:auto-text-indent="false"/>
      <style:text-properties style:font-weight-complex="normal"/>
    </style:style>
    <style:style style:name="Normal_20__28_Web_29_" style:display-name="Normal (Web)" style:family="paragraph" style:parent-style-name="Standard">
      <style:paragraph-properties fo:margin-top="0.212cm" fo:margin-bottom="0cm" loext:contextual-spacing="false"/>
      <style:text-properties style:font-name="Comic Sans MS" fo:font-family="'Comic Sans MS'" style:font-family-generic="script"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CabeceraClase" style:family="paragraph" style:parent-style-name="Heading_20_1" style:default-outline-level="" style:list-style-name="">
      <style:paragraph-properties fo:margin-left="0cm" fo:margin-right="0cm" fo:margin-top="0.141cm" fo:margin-bottom="0.071cm" loext:contextual-spacing="false" fo:text-indent="0cm" style:auto-text-indent="false"/>
      <style:text-properties fo:font-size="16pt" style:font-size-asian="16pt"/>
    </style:style>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Párrafo_20_de_20_lista" style:display-name="Párrafo de lista" style:family="paragraph" style:parent-style-name="Standard">
      <style:paragraph-properties fo:margin-left="1.27cm" fo:margin-right="0cm" fo:margin-top="0cm" fo:margin-bottom="0cm" loext:contextual-spacing="true"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Arial" style:font-family-complex="Arial" style:font-family-generic-complex="swiss" style:font-pitch-complex="variable"/>
    </style:style>
    <style:style style:name="WW8Num3z0" style:family="text"/>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0" style:family="text"/>
    <style:style style:name="WW8Num6z0" style:family="text"/>
    <style:style style:name="WW8Num7z0" style:family="text"/>
    <style:style style:name="WW8Num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0" style:family="text">
      <style:text-properties style:font-name="Symbol" fo:font-family="Symbol" style:font-name-complex="Symbol" style:font-family-comple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9z3" style:family="text">
      <style:text-properties style:font-name="Wingdings" fo:font-family="Wingding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pitch="variable" style:font-name-complex="Symbol1" style:font-family-complex="Symbol" style:font-pitch-complex="variable"/>
    </style:style>
    <style:style style:name="WW8Num14z0" style:family="text">
      <style:text-properties style:font-name="Symbol1" fo:font-family="Symbol" style:font-pitch="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8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9z2"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Fuente_20_de_20_párrafo_20_predeter." style:display-name="Fuente de párrafo predeter." style:family="text"/>
    <style:style style:name="Título_20_1_20_Car" style:display-name="Título 1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ítulo_20_2_20_Car" style:display-name="Título 2 Car" style:family="text">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ítulo_20_3_20_Car" style:display-name="Título 3 Car" style:family="text">
      <style:text-properties style:font-name="Times New Roman" fo:font-family="'Times New Roman'" style:font-family-generic="roman" style:font-pitch="variable" fo:font-size="14pt" fo:language="en" fo:country="GB"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Título_20_4_20_Car" style:display-name="Título 4 Car"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font-weight-complex="bold"/>
    </style:style>
    <style:style style:name="HTML_20_con_20_formato_20_previo_20_Car" style:display-name="HTML con formato previo Ca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Máquina_20_de_20_escribir_20_HTML" style:display-name="Máquina de escribir HTML"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Texto_20_independiente_20_2_20_Car" style:display-name="Texto independiente 2 C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o_20_del_20_marcador_20_de_20_posición" style:display-name="Texto del marcador de posición" style:family="text">
      <style:text-properties fo:color="#808080"/>
    </style:style>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9z3" style:num-suffix="." text:bullet-char="l">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9z3" style:num-suffix="." text:bullet-char="l">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ASE 1</dc:title>
    <meta:initial-creator>Julio Monetti</meta:initial-creator>
    <meta:creation-date>2017-03-17T15:09:00</meta:creation-date>
    <dc:date>2017-03-22T10:56:29.527885943</dc:date>
    <meta:editing-cycles>14</meta:editing-cycles>
    <meta:editing-duration>PT2H27M29S</meta:editing-duration>
    <meta:generator>LibreOffice/5.1.4.2$Linux_X86_64 LibreOffice_project/10m0$Build-2</meta:generator>
    <meta:document-statistic meta:table-count="1" meta:image-count="1" meta:object-count="0" meta:page-count="11" meta:paragraph-count="240" meta:word-count="2885" meta:character-count="18575" meta:non-whitespace-character-count="15809"/>
  </office:meta>
</office:document-meta>
</file>